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.84cm" style:rel-column-width="6718*"/>
    </style:style>
    <style:style style:name="Table1.B" style:family="table-column">
      <style:table-column-properties style:column-width="24.86cm" style:rel-column-width="588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51cm" draw:z-index="0"><draw:image xlink:href="../../odt/images/3072.png" xlink:type="simple" xlink:show="embed" xlink:actuate="onLoad"/></draw:frame></text:p>
          </table:table-cell>
          <table:table-cell table:style-name="Table1.B1" office:value-type="string">
            <text:h text:style-name="P6" text:outline-level="1">Результаты СЛАУ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461cm" draw:z-index="0"><draw:image xlink:href="../../odt/images/307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используется совместно с блоками «Номер линейного уравнения» и «Коэффициенты линейного уравнения».</text:p>
            <text:p text:style-name="P5">Блок возвращает на выходе вектор результатов расчёта линейной системы с заданным именем.</text:p>
            <text:p text:style-name="P5">Данный блок возвращает на выходе вектор результатов решения СЛАУ, для номеров элементов вектора X, заданных на входе блока.</text:p>
            <text:p text:style-name="Text_20_body"><text:span text:style-name="T3">Свойство</text:span>:</text:p>
            <text:list xml:id="list5792745698874374838" text:style-name="L1">
              <text:list-item>
                <text:p text:style-name="P7">Имя решателя СЛАУ — имя решателя (строка), который обрабатывает (решает) СЛАУ<text:span text:style-name="T1">. Должно быть </text:span><text:span text:style-name="T2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зультаты СЛАУ</dc:title>
    <dc:date>2012-01-14T01:14:08.56</dc:date>
    <meta:generator>OpenOffice_Beta/4.1.0$Win32 OpenOffice.org_project/410m14$Build-9760</meta:generator>
    <meta:editing-duration>PT3H52M51S</meta:editing-duration>
    <meta:editing-cycles>65</meta:editing-cycles>
    <dc:creator>Александр </dc:creator>
    <meta:document-statistic meta:table-count="1" meta:image-count="2" meta:object-count="0" meta:page-count="1" meta:paragraph-count="11" meta:word-count="82" meta:character-count="605"/>
  </office:meta>
</office:document-meta>
</file>